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dpis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</office:automatic-styles>
  <office:body>
    <office:text text:use-soft-page-breaks="true">
      <text:h text:style-name="P1" text:outline-level="3">1. Základy grafických subsystémů</text:h>
      <text:h text:style-name="Nadpis4" text:outline-level="4">1.1 Co je grafický subsystém</text:h>
      <text:p text:style-name="Textbody">Grafický subsystém je soubor hardwarových a softwarových komponent, které zajišťují výpočet a zobrazení grafických dat na obrazovku. Mezi tyto komponenty patří grafická<text:s/>karta, ovladače a zobrazovací zařízení.</text:p>
      <text:h text:style-name="Nadpis4" text:outline-level="4">1.2 Význam a využití grafických subsystémů</text:h>
      <text:p text:style-name="Textbody">Grafické subsystémy se využívají v mnoha oblastech:</text:p>
      <text:list text:style-name="LFO1" text:continue-numbering="true">
        <text:list-item>
          <text:p text:style-name="P2">Hraní počítačových her</text:p>
        </text:list-item>
        <text:list-item>
          <text:p text:style-name="P3">3D modelování a rendering</text:p>
        </text:list-item>
        <text:list-item>
          <text:p text:style-name="P4">Víceobrazovkové systémy</text:p>
        </text:list-item>
        <text:list-item>
          <text:p text:style-name="P5">Grafický design a animace</text:p>
        </text:list-item>
        <text:list-item>
          <text:p text:style-name="P6">Vědecké simulace a AI</text:p>
        </text:list-item>
      </text:list>
      <text:h text:style-name="Nadpis4" text:outline-level="4">1.3 Vývoj a historie grafických technologií</text:h>
      <text:p text:style-name="Textbody">Grafické technologie prošly značným vývojem od jednoduchých dvourozměrných grafických čipů v 80. letech až po dnešní vysoce výkonné grafické procesory (GPU) s podporou ray tracingu a umělé inteligence.</text:p>
      <text:h text:style-name="Nadpis4" text:outline-level="4">1.4 Základní parametry grafických zobrazení</text:h>
      <text:list text:style-name="LFO2" text:continue-numbering="true">
        <text:list-item>
          <text:p text:style-name="P7"><text:span text:style-name="StrongEmphasis">Pixel, rozlišení, barevná hloubka</text:span><text:s/>– Obraz je tvořen jednotlivými pixely, rozlišení určuje jejich počet (např. 1920x1080). Barevná hloubka určuje počet zobrazitelných barev (např. 8bit, 10bit).</text:p>
        </text:list-item>
        <text:list-item>
          <text:p text:style-name="P8"><text:span text:style-name="StrongEmphasis">Rastr a vektorová grafika</text:span><text:s/>– Rastrované obrázky jsou tvořeny pixely, zatímco vektorová grafika využívá matematické křivky, což umožňuje bezztrátové škálování.</text:p>
        </text:list-item>
        <text:list-item>
          <text:p text:style-name="P9"><text:span text:style-name="StrongEmphasis">FPS, obnovovací frekvence, V-Sync</text:span><text:s/>– FPS udává počet snímků za sekundu, obnovovací frekvence (Hz) kolikrát za sekundu se monitor překreslí. V-Sync zabraňuje tearingu, ale může zvyšovat latenci.</text:p>
        </text:list-item>
      </text:list>
      <text:p text:style-name="HorizontalLine"/>
      <text:h text:style-name="Nadpis3" text:outline-level="3">2. Grafické karty</text:h>
      <text:h text:style-name="Nadpis4" text:outline-level="4">2.1 Typy grafických karet</text:h>
      <text:list text:style-name="LFO3" text:continue-numbering="true">
        <text:list-item>
          <text:p text:style-name="P10"><text:span text:style-name="StrongEmphasis">Integrované grafické čipy (IGP)</text:span><text:s/>– Jsou součástí procesoru (např. Intel UHD, AMD Radeon Vega) a mají nižší výkon.</text:p>
        </text:list-item>
        <text:list-item>
          <text:p text:style-name="P11"><text:span text:style-name="StrongEmphasis">Dedikované grafické karty</text:span><text:s/>– Samostatné karty s vlastní pamětí, určené pro náročnější účely.</text:p>
        </text:list-item>
        <text:list-item>
          <text:p text:style-name="P12"><text:span text:style-name="StrongEmphasis">Externí grafické karty (eGPU)</text:span><text:s/>– Karty připojené přes Thunderbolt, vhodné pro notebooky.</text:p>
        </text:list-item>
      </text:list>
      <text:h text:style-name="Nadpis4" text:outline-level="4">2.2 Hlavní komponenty grafických karet</text:h>
      <text:list text:style-name="LFO4" text:continue-numbering="true">
        <text:list-item>
          <text:p text:style-name="P13"><text:span text:style-name="StrongEmphasis">GPU (grafický procesor)</text:span><text:s/>– Srdce karty, vykonává výpočety.</text:p>
        </text:list-item>
        <text:list-item>
          <text:p text:style-name="P14"><text:span text:style-name="StrongEmphasis">Paměť (GDDR, HBM)</text:span><text:s/>– Slouží k ukládání grafických dat.</text:p>
        </text:list-item>
        <text:list-item>
          <text:p text:style-name="P15"><text:span text:style-name="StrongEmphasis">Firmware (BIOS)</text:span><text:s/>– Obsahuje základní instrukce a nastavení.</text:p>
        </text:list-item>
        <text:list-item>
          <text:p text:style-name="P16"><text:span text:style-name="StrongEmphasis">Výstupní konektory</text:span><text:s/>– VGA, DVI, HDMI, DisplayPort.</text:p>
        </text:list-item>
      </text:list>
      <text:p text:style-name="Textbody"><text:span text:style-name="StrongEmphasis">- Z čeho se skládá grafický čip?</text:span><text:line-break/>Grafický čip (GPU) je složen z několika klíčových komponent, které umožňují zpracování grafických dat a vykreslování obrazu. Patří sem:</text:p>
      <text:list text:style-name="LFO5" text:continue-numbering="true">
        <text:list-item>
          <text:p text:style-name="P17"><text:span text:style-name="StrongEmphasis">Výpočetní jednotky (CUDA jader pro NVIDIA, Stream procesory pro AMD)</text:span><text:s/>– Jsou zodpovědné za paralelní zpracování grafických dat.</text:p>
        </text:list-item>
        <text:list-item>
          <text:p text:style-name="P18"><text:span text:style-name="StrongEmphasis">Shader jednotky</text:span><text:s/>– Provádějí výpočty pro aplikace, které používají pokročilé grafické efekty (např. stíny, odrazy).</text:p>
        </text:list-item>
        <text:list-item>
          <text:p text:style-name="P19"><text:span text:style-name="StrongEmphasis">Texturovací jednotky</text:span><text:s/>– Vykonávají operace spojené s texturováním, což je důležitý krok při aplikaci textur na 3D objekty.</text:p>
        </text:list-item>
        <text:list-item>
          <text:p text:style-name="P20"><text:span text:style-name="StrongEmphasis">Rasterizační jednotky</text:span><text:s/>– Zodpovědné za převod 3D dat na 2D obraz.</text:p>
        </text:list-item>
        <text:list-item>
          <text:p text:style-name="P21"><text:span text:style-name="StrongEmphasis">Paměťové jednotky</text:span><text:s/>– Spravují a poskytují paměť pro dočasné uložení textur, shadery a další grafické informace během vykreslování obrazu.</text:p>
        </text:list-item>
      </text:list>
      <text:h text:style-name="Nadpis4" text:outline-level="4">2.3 Výrobci grafických čipů</text:h>
      <text:list text:style-name="LFO6" text:continue-numbering="true">
        <text:list-item>
          <text:p text:style-name="P22"><text:span text:style-name="StrongEmphasis">Intel</text:span><text:s/>– Integrované grafiky, nově dedikované Arc.</text:p>
        </text:list-item>
        <text:list-item>
          <text:p text:style-name="P23"><text:span text:style-name="StrongEmphasis">NVIDIA</text:span><text:s/>– Dominantní v herním i profesionálním segmentu.</text:p>
        </text:list-item>
        <text:list-item>
          <text:p text:style-name="P24"><text:span text:style-name="StrongEmphasis">AMD</text:span><text:s/>– Konkuruje NVIDIA s Radeon řadou.</text:p>
        </text:list-item>
      </text:list>
      <text:h text:style-name="Nadpis4" text:outline-level="4">2.4 Technologie více grafických karet</text:h>
      <text:list text:style-name="LFO7" text:continue-numbering="true">
        <text:list-item>
          <text:p text:style-name="P25"><text:span text:style-name="StrongEmphasis">AMD CrossFire</text:span><text:s/>– Propojení dvou nebo více GPU.</text:p>
        </text:list-item>
        <text:list-item>
          <text:p text:style-name="P26"><text:span text:style-name="StrongEmphasis">NVIDIA SLI</text:span><text:s/>– Podobná technologie, ale dnes už není tolik podporovaná.</text:p>
        </text:list-item>
      </text:list>
      <text:h text:style-name="Nadpis4" text:outline-level="4">2.5 Chlazení grafických karet</text:h>
      <text:list text:style-name="LFO8" text:continue-numbering="true">
        <text:list-item>
          <text:p text:style-name="P27"><text:span text:style-name="StrongEmphasis">Pasivní chlazení</text:span><text:s/>– Tiché, ale méně účinné.</text:p>
        </text:list-item>
        <text:list-item>
          <text:p text:style-name="P28"><text:span text:style-name="StrongEmphasis">Aktivní chlazení</text:span><text:s/>– Používá ventilátory.</text:p>
        </text:list-item>
        <text:list-item>
          <text:p text:style-name="P29"><text:span text:style-name="StrongEmphasis">Vodní chlazení</text:span><text:s/>– Nejúčinnější, ale dražší.</text:p>
        </text:list-item>
      </text:list>
      <text:h text:style-name="Nadpis4" text:outline-level="4">2.6 API a grafické technologie</text:h>
      <text:list text:style-name="LFO9" text:continue-numbering="true">
        <text:list-item>
          <text:p text:style-name="P30"><text:span text:style-name="StrongEmphasis">DirectX, OpenGL, Vulkan</text:span><text:s/>– Programovací rozhraní pro grafiku.</text:p>
        </text:list-item>
        <text:list-item>
          <text:p text:style-name="P31"><text:span text:style-name="StrongEmphasis">Ray tracing, DLSS, FSR</text:span><text:s/>– Technologie pro realistické osvětlení a optimalizaci výkonu.</text:p>
        </text:list-item>
        <text:list-item>
          <text:p text:style-name="P32"><text:span text:style-name="StrongEmphasis">FreeSync vs. G-Sync</text:span><text:s/>– Synchronizace obrazu pro plynulejší zobrazení.</text:p>
        </text:list-item>
      </text:list>
      <text:p text:style-name="HorizontalLine"/>
      <text:h text:style-name="Nadpis3" text:outline-level="3">3. Zobrazovací zařízení</text:h>
      <text:h text:style-name="Nadpis4" text:outline-level="4">3.1 CRT (Cathode Ray Tube)</text:h>
      <text:p text:style-name="Textbody"><text:span text:style-name="StrongEmphasis">Vznik obrazu:</text:span><text:line-break/>Obraz vzniká pomocí elektronového paprsku, který bombarduje fosforovou vrstvu na obrazovce. Elektrony excitují fosforové body, které začnou zářit. Tento proces probíhá postupně po řádcích, čímž vzniká obraz.<text:s/><text:span text:style-name="StrongEmphasis">Zdroj světla:</text:span><text:s/>Elektrony generované katodou.</text:p>
      <text:p text:style-name="Textbody"><text:span text:style-name="StrongEmphasis">Vykreslení barvy:</text:span><text:line-break/>Barvy vznikají kombinací tří základních barev – červené, zelené a modré – které se používají v jednotlivých fosforových vrstvách pro každý pixel.</text:p>
      <text:h text:style-name="Nadpis4" text:outline-level="4">3.2 LCD (Liquid Crystal Display)</text:h>
      <text:p text:style-name="Textbody"><text:span text:style-name="StrongEmphasis">Vznik obrazu:</text:span><text:line-break/>Tekuté krystaly mezi dvěma polarizačními filtry mění orientaci, když na ně působí elektrické napětí, což umožňuje světlu procházet nebo blokovat.<text:s/><text:span text:style-name="StrongEmphasis">Zdroj světla:</text:span><text:s/>Podsvětlení LED.</text:p>
      <text:p text:style-name="Textbody"><text:span text:style-name="StrongEmphasis">Vykreslení barvy:</text:span><text:line-break/>Barvy vznikají kombinací červeného, zeleného a modrého světla, které procházejí krystaly, jež modulují světelný tok pro každý pixel.</text:p>
      <text:h text:style-name="Nadpis4" text:outline-level="4">3.3 OLED (Organic Light Emitting Diode)</text:h>
      <text:p text:style-name="Textbody"><text:span text:style-name="StrongEmphasis">Vznik obrazu:</text:span><text:line-break/>Obraz vzniká díky organickým materiálům, které samy vyzařují světlo při elektrickém napětí.<text:s/><text:span text:style-name="StrongEmphasis">Zdroj světla:</text:span><text:s/>Organické diody, které emitují světlo při průchodu elektrického proudu.</text:p>
      <text:p text:style-name="Textbody"><text:span text:style-name="StrongEmphasis">Vykreslení barvy:</text:span><text:line-break/>Každý pixel je tvořen organickými materiály vyzařujícími červené, zelené a modré světlo, které kombinováním vytvářejí požadovanou barvu.</text:p>
      <text:h text:style-name="Nadpis4" text:outline-level="4">3.4 Plazmové obrazovky</text:h>
      <text:p text:style-name="Textbody"><text:span text:style-name="StrongEmphasis">Vznik obrazu:</text:span><text:line-break/>Plazma mezi elektrodami vyvolává ultrafialové světlo, které následně způsobuje fluorescenci fosforových vrstev.<text:s/><text:span text:style-name="StrongEmphasis">Zdroj světla:</text:span><text:s/>Plazma generující ultrafialové záření.</text:p>
      <text:p text:style-name="Textbody"><text:span text:style-name="StrongEmphasis">Vykreslení barvy:</text:span><text:line-break/>Barvy jsou tvořeny kombinací červené, zelené a modré fosforové vrstvy, které fluoreskují pod vlivem plazmového záření.</text:p>
      <text:h text:style-name="Nadpis4" text:outline-level="4">3.5 Dataprojektory</text:h>
      <text:p text:style-name="Textbody"><text:span text:style-name="StrongEmphasis">Typy:</text:span><text:s/>DLP, LCD, LCoS, CRT.<text:line-break/><text:span text:style-name="StrongEmphasis">Zdroje světla:</text:span><text:s/>LED, laser, lampa (zarovka)</text:p>
      <text:p text:style-name="Textbody"><text:span text:style-name="StrongEmphasis">DLP (Digital Light Processing):</text:span><text:line-break/>Projektory využívající DLP technologii pracují s mikrozrcátky umístěnými na DMD čipu, které odrážejí světlo do objektivu. Barvy se vytvářejí pomocí rotačního barevného kola.<text:line-break/><text:span text:style-name="StrongEmphasis">Výhody:</text:span><text:s/>Vysoký kontrast, dobrá ostrost obrazu, rychlá odezva.<text:line-break/><text:span text:style-name="StrongEmphasis">Nevýhody:</text:span><text:s/>Možný<text:s/>"rainbow efekt" (duhové artefakty), nižší jas oproti LCD projektorům.</text:p>
      <text:p text:style-name="Textbody"><text:span text:style-name="StrongEmphasis">LCD (Liquid Crystal Display):</text:span><text:line-break/>LCD projektory využívají tři panely (pro červenou, zelenou a modrou barvu), které propouštějí světlo skrz tekuté krystaly. Tyto tři obrazy se poté kombinují do jednoho výsledného obrazu.<text:line-break/><text:span text:style-name="StrongEmphasis">Výhody:</text:span><text:s/>Vyšší jas než DLP, živé barvy, žádný "rainbow efekt."<text:line-break/><text:span text:style-name="StrongEmphasis">Nevýhody:</text:span><text:s/>Nižší kontrast než DLP, viditelná mřížka pixelů (screen-door efekt).</text:p>
      <text:p text:style-name="Textbody"><text:span text:style-name="StrongEmphasis">LCoS (Liquid Crystal on Silicon):</text:span><text:line-break/>Kombinuje prvky LCD a DLP technologií. Světlo je odráženo od zrcadlového povrchu, na kterém se nachází vrstva tekutých krystalů. Používá se ve špičkových projektorech.<text:line-break/><text:span text:style-name="StrongEmphasis">Výhody:</text:span><text:s/>Vysoké rozlišení, skvělé barvy, žádný "rainbow efekt."<text:line-break/><text:span text:style-name="StrongEmphasis">Nevýhody:</text:span><text:s/>Vysoká cena, nižší jas než u LCD projektorů.</text:p>
      <text:p text:style-name="Textbody"/>
      <text:h text:style-name="Nadpis3" text:outline-level="3">4. Monitory a<text:s/>jejich parametry</text:h>
      <text:h text:style-name="Nadpis4" text:outline-level="4">4.1 Základní parametry monitorů</text:h>
      <text:list text:style-name="LFO10" text:continue-numbering="true">
        <text:list-item>
          <text:p text:style-name="P33">Úhlopříčka – Velikost obrazovky (např. 24”, 27”...).</text:p>
        </text:list-item>
        <text:list-item>
          <text:p text:style-name="P34">Rozlišení – Např. Full HD, 4K, 8K.</text:p>
        </text:list-item>
        <text:list-item>
          <text:p text:style-name="P35">Poměr stran – 16:9, 21:9 (ultrawide).</text:p>
        </text:list-item>
        <text:list-item>
          <text:p text:style-name="P36">Obnovovací frekvence – 60Hz, 120Hz, 240Hz.</text:p>
        </text:list-item>
        <text:list-item>
          <text:p text:style-name="P37">Kontrastní poměr – Lepší kvalita obrazu při vyšším kontrastu.</text:p>
        </text:list-item>
      </text:list>
      <text:h text:style-name="Nadpis4" text:outline-level="4">4.2 Typy vstupů monitorů</text:h>
      <text:list text:style-name="LFO11" text:continue-numbering="true">
        <text:list-item>
          <text:p text:style-name="P38">VGA (D-Sub) – Starší analogový standard.</text:p>
        </text:list-item>
        <text:list-item>
          <text:p text:style-name="P39">DVI – Digitální přenos, více variant.</text:p>
        </text:list-item>
        <text:list-item>
          <text:p text:style-name="P40">HDMI – Nejběžnější digitální rozhraní.</text:p>
        </text:list-item>
        <text:list-item>
          <text:p text:style-name="P41">DisplayPort – Vyšší propustnost než HDMI.</text:p>
        </text:list-item>
      </text:list>
      <text:h text:style-name="Nadpis4" text:outline-level="4">4.3 Významní výrobci monitorů</text:h>
      <text:p text:style-name="Textbody">Mezi největší výrobce patří Dell, ASUS, LG, Samsung, BenQ a Eizo.</text:p>
      <text:p text:style-name="HorizontalLine"/>
      <text:h text:style-name="Nadpis3" text:outline-level="3">5. Software a ovladače</text:h>
      <text:list text:style-name="LFO12" text:continue-numbering="true">
        <text:list-item>
          <text:p text:style-name="P42"><text:span text:style-name="StrongEmphasis">Role ovladačů (drivers)</text:span><text:s/>– Správa a optimalizace grafického výkonu.</text:p>
        </text:list-item>
        <text:list-item>
          <text:p text:style-name="P43"><text:span text:style-name="StrongEmphasis">Software pro monitoring a přetaktování</text:span><text:s/>– MSI Afterburner, EVGA Precision X.</text:p>
        </text:list-item>
      </text:list>
      <text:p text:style-name="HorizontalLine"/>
      <text:h text:style-name="Nadpis3" text:outline-level="3">6. Budoucnost grafických subsystémů</text:h>
      <text:list text:style-name="LFO13" text:continue-numbering="true">
        <text:list-item>
          <text:p text:style-name="P44"><text:span text:style-name="StrongEmphasis">Ray tracing</text:span><text:s/>– Realistické světelné efekty.</text:p>
        </text:list-item>
        <text:list-item>
          <text:p text:style-name="P45"><text:span text:style-name="StrongEmphasis">Umělá inteligence</text:span><text:s/>– Využití AI pro zlepšení vykreslování a optimalizace výkonu.</text:p>
        </text:list-item>
        <text:list-item>
          <text:p text:style-name="P46"><text:span text:style-name="StrongEmphasis">Metaverse a VR</text:span><text:s/>– Vývoj nových grafických technologií pro rozšířenou a virtuální realitu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adpis4" style:display-name="Nadpis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4-07T17:57:00Z</meta:creation-date>
    <dc:date>2025-12-31T00:07:00Z</dc:date>
    <meta:template xlink:href="Normal.dotm" xlink:type="simple"/>
    <meta:editing-cycles>3</meta:editing-cycles>
    <meta:editing-duration>PT840S</meta:editing-duration>
    <meta:document-statistic meta:page-count="1" meta:paragraph-count="98" meta:word-count="944" meta:character-count="6983" meta:row-count="139" meta:non-whitespace-character-count="6137"/>
  </office:meta>
</office:document-meta>
</file>